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22bbf" officeooo:paragraph-rsid="00122bbf" style:font-size-asian="16pt" style:font-size-complex="16pt"/>
    </style:style>
    <style:style style:name="P2" style:family="paragraph" style:parent-style-name="Standard">
      <style:text-properties fo:font-size="18pt" officeooo:rsid="001285f7" officeooo:paragraph-rsid="001285f7" style:font-size-asian="18pt" style:font-size-complex="18pt"/>
    </style:style>
    <style:style style:name="P3" style:family="paragraph" style:parent-style-name="Standard">
      <style:text-properties fo:font-size="18pt" officeooo:rsid="001619df" officeooo:paragraph-rsid="001619df" style:font-size-asian="18pt" style:font-size-complex="18pt"/>
    </style:style>
    <style:style style:name="P4" style:family="paragraph" style:parent-style-name="Standard">
      <style:text-properties fo:color="#800000" fo:font-size="18pt" officeooo:rsid="001285f7" officeooo:paragraph-rsid="001285f7" fo:background-color="#ffff00" style:font-size-asian="18pt" style:font-size-complex="18pt"/>
    </style:style>
    <style:style style:name="P5" style:family="paragraph" style:parent-style-name="Standard">
      <style:text-properties fo:color="#800000" fo:font-size="18pt" officeooo:rsid="001619df" officeooo:paragraph-rsid="001619df" fo:background-color="#ffff00" style:font-size-asian="18pt" style:font-size-complex="18pt"/>
    </style:style>
    <style:style style:name="T1" style:family="text">
      <style:text-properties fo:color="#800000"/>
    </style:style>
    <style:style style:name="T2" style:family="text">
      <style:text-properties officeooo:rsid="001619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OR REPLACE FUNCTION SALARIO_EMP (NUMEMPLE </text:p>
      <text:p text:style-name="P1">employees.employee_id%TYPE) RETURN NUMBER</text:p>
      <text:p text:style-name="P1">IS</text:p>
      <text:p text:style-name="P1">SALARIO NUMBER;</text:p>
      <text:p text:style-name="P1">BEGIN</text:p>
      <text:p text:style-name="P1">SELECT SALARY INTO SALARIO FROM EMPLOYEES </text:p>
      <text:p text:style-name="P1">WHERE EMPLOYEE_ID=NUMEMPLE;</text:p>
      <text:p text:style-name="P1">RETURN SALARIO;</text:p>
      <text:p text:style-name="P1">EXCEPTION</text:p>
      <text:p text:style-name="P1"><text:s text:c="2"/>WHEN NO_DATA_FOUND THEN </text:p>
      <text:p text:style-name="P1"><text:s text:c="2"/>RETURN -1;</text:p>
      <text:p text:style-name="P1">END;</text:p>
      <text:p text:style-name="P1"/>
      <text:p text:style-name="P2">SET SERVEROUTPUT ON;</text:p>
      <text:p text:style-name="P2">DECLARE</text:p>
      <text:p text:style-name="P2">NUM_EMPLE EMPLOYEES.EMPLOYEE_ID%TYPE:=&amp;dAME_EMPLE;</text:p>
      <text:p text:style-name="P2">RET NUMBER;</text:p>
      <text:p text:style-name="P2">BEGIN</text:p>
      <text:p text:style-name="P4">RET:=SALARIO_EMP(NUM_EMPLE);</text:p>
      <text:p text:style-name="P2">IF RET !=-1 THEN</text:p>
      <text:p text:style-name="P2"><text:s text:c="2"/>DBMS_OUTPUT.PUT_LINE ('EL SALRIO DEL EMPLEADO '||</text:p>
      <text:p text:style-name="P2"><text:s text:c="2"/>NUM_EMPLE ||' ES '||RET);</text:p>
      <text:p text:style-name="P2">ELSE</text:p>
      <text:p text:style-name="P2"><text:s text:c="2"/>DBMS_OUTPUT.PUT_LINE ('ERROR, NO EXISTE');</text:p>
      <text:p text:style-name="P2">END IF;</text:p>
      <text:p text:style-name="P2">END;</text:p>
      <text:p text:style-name="P2"/>
      <text:p text:style-name="P2">– CON PROCEDIMIENTO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REATE OR REPLACE PROCEDURE <text:span text:style-name="T1">SALARIO_EMPLEADO</text:span> </text:p>
      <text:p text:style-name="P2">(NUMEMPLE employees.employee_id%TYPE) </text:p>
      <text:p text:style-name="P2">IS</text:p>
      <text:p text:style-name="P2">SALARIO NUMBER;</text:p>
      <text:p text:style-name="P2">BEGIN</text:p>
      <text:p text:style-name="P2">SELECT SALARY INTO SALARIO FROM EMPLOYEES </text:p>
      <text:p text:style-name="P2">WHERE EMPLOYEE_ID=NUMEMPLE;</text:p>
      <text:p text:style-name="P2"><text:s text:c="2"/>DBMS_OUTPUT.PUT_LINE ('EL SALARIO DEL EMPLEADO '|| <text:s/>NUMEMPLE ||' ES '||SALARIO);</text:p>
      <text:p text:style-name="P2">EXCEPTION</text:p>
      <text:p text:style-name="P2"><text:s text:c="2"/>WHEN NO_DATA_FOUND THEN </text:p>
      <text:p text:style-name="P2"><text:s text:c="2"/>DBMS_OUTPUT.PUT_LINE ('EL EMPLEADO '|| NUMEMPLE|| ' NO EXISTE');</text:p>
      <text:p text:style-name="P2">END;</text:p>
      <text:p text:style-name="P2"/>
      <text:p text:style-name="P2">– <text:span text:style-name="T2">LLAMADA AL PROCEDIMIENTO:</text:span></text:p>
      <text:p text:style-name="P3">SET SERVEROUTPUT ON;</text:p>
      <text:p text:style-name="P3">DECLARE</text:p>
      <text:p text:style-name="P3">NUM_EMPLE EMPLOYEES.EMPLOYEE_ID%TYPE:=&amp;dAME_EMPLE;</text:p>
      <text:p text:style-name="P3">BEGIN</text:p>
      <text:p text:style-name="P5">SALARIO_EMPLEADO(NUM_EMPLE);</text:p>
      <text:p text:style-name="P3">EN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1:17:08.495519998</meta:creation-date>
    <dc:date>2019-03-25T12:20:12.842034388</dc:date>
    <meta:editing-duration>PT12M1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118" meta:character-count="1042" meta:non-whitespace-character-count="943"/>
  </office:meta>
</office:document-meta>
</file>